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78.6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8.14pt"/>
    </style:style>
    <style:style style:name="co11" style:family="table-column">
      <style:table-column-properties fo:break-before="auto" style:column-width="66.61pt"/>
    </style:style>
    <style:style style:name="co12" style:family="table-column">
      <style:table-column-properties fo:break-before="auto" style:column-width="7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gmt_dat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number-columns-repeated="5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8" table:number-columns-repeated="4" table:default-cell-style-name="Default"/>
        <table:table-column table:style-name="co9" table:number-columns-repeated="3" table:default-cell-style-name="Default"/>
        <table:table-column table:style-name="co10" table:number-columns-repeated="2" table:default-cell-style-name="Default"/>
        <table:table-column table:style-name="co11" table:number-columns-repeated="3" table:default-cell-style-name="Default"/>
        <table:table-column table:style-name="co12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umber_f1</text:p>
          </table:table-cell>
          <table:table-cell office:value-type="string" calcext:value-type="string">
            <text:p>number_f2</text:p>
          </table:table-cell>
          <table:table-cell office:value-type="string" calcext:value-type="string">
            <text:p>number_f3</text:p>
          </table:table-cell>
          <table:table-cell office:value-type="string" calcext:value-type="string">
            <text:p>number_m1</text:p>
          </table:table-cell>
          <table:table-cell office:value-type="string" calcext:value-type="string">
            <text:p>number_m2</text:p>
          </table:table-cell>
          <table:table-cell office:value-type="string" calcext:value-type="string">
            <text:p>number_m3</text:p>
          </table:table-cell>
          <table:table-cell office:value-type="string" calcext:value-type="string">
            <text:p>total_females_dept</text:p>
          </table:table-cell>
          <table:table-cell office:value-type="string" calcext:value-type="string">
            <text:p>change_females_dept</text:p>
          </table:table-cell>
          <table:table-cell office:value-type="string" calcext:value-type="string">
            <text:p>total_males_dept</text:p>
          </table:table-cell>
          <table:table-cell office:value-type="string" calcext:value-type="string">
            <text:p>change_males_dept</text:p>
          </table:table-cell>
          <table:table-cell office:value-type="string" calcext:value-type="string">
            <text:p>gender_proportion_dept</text:p>
          </table:table-cell>
          <table:table-cell office:value-type="string" calcext:value-type="string">
            <text:p>gender_proportion_1</text:p>
          </table:table-cell>
          <table:table-cell office:value-type="string" calcext:value-type="string">
            <text:p>gender_proportion_2</text:p>
          </table:table-cell>
          <table:table-cell office:value-type="string" calcext:value-type="string">
            <text:p>gender_proportion_3</text:p>
          </table:table-cell>
          <table:table-cell office:value-type="string" calcext:value-type="string">
            <text:p>department_size</text:p>
          </table:table-cell>
          <table:table-cell office:value-type="string" calcext:value-type="string">
            <text:p>change_dept_size</text:p>
          </table:table-cell>
          <table:table-cell office:value-type="string" calcext:value-type="string">
            <text:p>attrition_f1</text:p>
          </table:table-cell>
          <table:table-cell office:value-type="string" calcext:value-type="string">
            <text:p>attrition_f2</text:p>
          </table:table-cell>
          <table:table-cell office:value-type="string" calcext:value-type="string">
            <text:p>attrition_f3</text:p>
          </table:table-cell>
          <table:table-cell office:value-type="string" calcext:value-type="string">
            <text:p>attrition_m1</text:p>
          </table:table-cell>
          <table:table-cell office:value-type="string" calcext:value-type="string">
            <text:p>attrition_m2</text:p>
          </table:table-cell>
          <table:table-cell office:value-type="string" calcext:value-type="string">
            <text:p>attrition_m3</text:p>
          </table:table-cell>
          <table:table-cell office:value-type="string" calcext:value-type="string">
            <text:p>total_attrition</text:p>
          </table:table-cell>
          <table:table-cell office:value-type="string" calcext:value-type="string">
            <text:p>hiring_f1</text:p>
          </table:table-cell>
          <table:table-cell office:value-type="string" calcext:value-type="string">
            <text:p>hiring_f2</text:p>
          </table:table-cell>
          <table:table-cell office:value-type="string" calcext:value-type="string">
            <text:p>hiring_f3</text:p>
          </table:table-cell>
          <table:table-cell office:value-type="string" calcext:value-type="string">
            <text:p>hiring_m1</text:p>
          </table:table-cell>
          <table:table-cell office:value-type="string" calcext:value-type="string">
            <text:p>hiring_m2</text:p>
          </table:table-cell>
          <table:table-cell office:value-type="string" calcext:value-type="string">
            <text:p>hiring_m3</text:p>
          </table:table-cell>
          <table:table-cell office:value-type="string" calcext:value-type="string">
            <text:p>total_hiring</text:p>
          </table:table-cell>
          <table:table-cell office:value-type="string" calcext:value-type="string">
            <text:p>excess_hires</text:p>
          </table:table-cell>
          <table:table-cell office:value-type="string" calcext:value-type="string">
            <text:p>promotion_f1</text:p>
          </table:table-cell>
          <table:table-cell office:value-type="string" calcext:value-type="string">
            <text:p>promotion_f2</text:p>
          </table:table-cell>
          <table:table-cell office:value-type="string" calcext:value-type="string">
            <text:p>promotion_f3</text:p>
          </table:table-cell>
          <table:table-cell office:value-type="string" calcext:value-type="string">
            <text:p>promotion_m1</text:p>
          </table:table-cell>
          <table:table-cell office:value-type="string" calcext:value-type="string">
            <text:p>promotion_m2</text:p>
          </table:table-cell>
          <table:table-cell office:value-type="string" calcext:value-type="string">
            <text:p>promotion_m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SUM([.B1:.D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2:.G2]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1081081081" calcext:value-type="float">
            <text:p>0.1081081081</text:p>
          </table:table-cell>
          <table:table-cell office:value-type="float" office:value="0.2142857143" calcext:value-type="float">
            <text:p>0.2142857143</text:p>
          </table:table-cell>
          <table:table-cell office:value-type="float" office:value="0.2" calcext:value-type="float">
            <text:p>0.2</text:p>
          </table:table-cell>
          <table:table-cell office:value-type="float" office:value="0.0444444444" calcext:value-type="float">
            <text:p>0.0444444444</text:p>
          </table:table-cell>
          <table:table-cell office:value-type="float" office:value="74" calcext:value-type="float">
            <text:p>7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R2:.W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Y2:.AD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SUM([.B2:.D3])" office:value-type="float" office:value="15" calcext:value-type="float">
            <text:p>15</text:p>
          </table:table-cell>
          <table:table-cell table:formula="of:=([.H3]-[.H2])/[.H2]" office:value-type="float" office:value="0.875" calcext:value-type="float">
            <text:p>0.875</text:p>
          </table:table-cell>
          <table:table-cell table:formula="of:=SUM([.E3:.G3])" office:value-type="float" office:value="64" calcext:value-type="float">
            <text:p>64</text:p>
          </table:table-cell>
          <table:table-cell table:formula="of:=([.J3]-[.J2])/[.J2]" office:value-type="float" office:value="-0.0303030303030303" calcext:value-type="float">
            <text:p>-0.0303030303</text:p>
          </table:table-cell>
          <table:table-cell office:value-type="float" office:value="0.0985915493" calcext:value-type="float">
            <text:p>0.0985915493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476190476" calcext:value-type="float">
            <text:p>0.0476190476</text:p>
          </table:table-cell>
          <table:table-cell office:value-type="float" office:value="71" calcext:value-type="float">
            <text:p>71</text:p>
          </table:table-cell>
          <table:table-cell table:formula="of:=([.P3]-[.P2])/[.P2]" office:value-type="float" office:value="-0.0405405405405405" calcext:value-type="float">
            <text:p>-0.0405405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R3:.W3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Y3:.AD3])" office:value-type="float" office:value="3" calcext:value-type="float">
            <text:p>3</text:p>
          </table:table-cell>
          <table:table-cell table:formula="of:=[.AE3]-[.X2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SUM([.B3:.D4])" office:value-type="float" office:value="16" calcext:value-type="float">
            <text:p>16</text:p>
          </table:table-cell>
          <table:table-cell table:formula="of:=([.H4]-[.H3])/[.H3]" office:value-type="float" office:value="0.0666666666666667" calcext:value-type="float">
            <text:p>0.0666666667</text:p>
          </table:table-cell>
          <table:table-cell table:formula="of:=SUM([.E4:.G4])" office:value-type="float" office:value="69" calcext:value-type="float">
            <text:p>69</text:p>
          </table:table-cell>
          <table:table-cell table:formula="of:=([.J4]-[.J3])/[.J3]" office:value-type="float" office:value="0.078125" calcext:value-type="float">
            <text:p>0.078125</text:p>
          </table:table-cell>
          <table:table-cell office:value-type="float" office:value="0.1153846154" calcext:value-type="float">
            <text:p>0.11538461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465116279" calcext:value-type="float">
            <text:p>0.0465116279</text:p>
          </table:table-cell>
          <table:table-cell office:value-type="float" office:value="78" calcext:value-type="float">
            <text:p>78</text:p>
          </table:table-cell>
          <table:table-cell table:formula="of:=([.P4]-[.P3])/[.P3]" office:value-type="float" office:value="0.0985915492957746" calcext:value-type="float">
            <text:p>0.09859154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R4:.W4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Y4:.AD4])" office:value-type="float" office:value="9" calcext:value-type="float">
            <text:p>9</text:p>
          </table:table-cell>
          <table:table-cell table:formula="of:=[.AE4]-[.X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SUM([.B4:.D5])" office:value-type="float" office:value="17" calcext:value-type="float">
            <text:p>17</text:p>
          </table:table-cell>
          <table:table-cell table:formula="of:=([.H5]-[.H4])/[.H4]" office:value-type="float" office:value="0.0625" calcext:value-type="float">
            <text:p>0.0625</text:p>
          </table:table-cell>
          <table:table-cell table:formula="of:=SUM([.E5:.G5])" office:value-type="float" office:value="70" calcext:value-type="float">
            <text:p>70</text:p>
          </table:table-cell>
          <table:table-cell table:formula="of:=([.J5]-[.J4])/[.J4]" office:value-type="float" office:value="0.0144927536231884" calcext:value-type="float">
            <text:p>0.0144927536</text:p>
          </table:table-cell>
          <table:table-cell office:value-type="float" office:value="0.1025641026" calcext:value-type="float">
            <text:p>0.1025641026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2307692308" calcext:value-type="float">
            <text:p>0.2307692308</text:p>
          </table:table-cell>
          <table:table-cell office:value-type="float" office:value="0.0425531915" calcext:value-type="float">
            <text:p>0.0425531915</text:p>
          </table:table-cell>
          <table:table-cell office:value-type="float" office:value="78" calcext:value-type="float">
            <text:p>78</text:p>
          </table:table-cell>
          <table:table-cell table:formula="of:=([.P5]-[.P4])/[.P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R5:.W5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Y5:.AD5])" office:value-type="float" office:value="4" calcext:value-type="float">
            <text:p>4</text:p>
          </table:table-cell>
          <table:table-cell table:formula="of:=[.AE5]-[.X4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SUM([.B5:.D6])" office:value-type="float" office:value="20" calcext:value-type="float">
            <text:p>20</text:p>
          </table:table-cell>
          <table:table-cell table:formula="of:=([.H6]-[.H5])/[.H5]" office:value-type="float" office:value="0.176470588235294" calcext:value-type="float">
            <text:p>0.1764705882</text:p>
          </table:table-cell>
          <table:table-cell table:formula="of:=SUM([.E6:.G6])" office:value-type="float" office:value="72" calcext:value-type="float">
            <text:p>72</text:p>
          </table:table-cell>
          <table:table-cell table:formula="of:=([.J6]-[.J5])/[.J5]" office:value-type="float" office:value="0.0285714285714286" calcext:value-type="float">
            <text:p>0.0285714286</text:p>
          </table:table-cell>
          <table:table-cell office:value-type="float" office:value="0.1428571429" calcext:value-type="float">
            <text:p>0.1428571429</text:p>
          </table:table-cell>
          <table:table-cell office:value-type="float" office:value="0.2608695652" calcext:value-type="float">
            <text:p>0.2608695652</text:p>
          </table:table-cell>
          <table:table-cell office:value-type="float" office:value="0.25" calcext:value-type="float">
            <text:p>0.25</text:p>
          </table:table-cell>
          <table:table-cell office:value-type="float" office:value="0.0612244898" calcext:value-type="float">
            <text:p>0.0612244898</text:p>
          </table:table-cell>
          <table:table-cell office:value-type="float" office:value="84" calcext:value-type="float">
            <text:p>84</text:p>
          </table:table-cell>
          <table:table-cell table:formula="of:=([.P6]-[.P5])/[.P5]" office:value-type="float" office:value="0.0769230769230769" calcext:value-type="float">
            <text:p>0.07692307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R6:.W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Y6:.AD6])" office:value-type="float" office:value="8" calcext:value-type="float">
            <text:p>8</text:p>
          </table:table-cell>
          <table:table-cell table:formula="of:=[.AE6]-[.X5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SUM([.B6:.D7])" office:value-type="float" office:value="24" calcext:value-type="float">
            <text:p>24</text:p>
          </table:table-cell>
          <table:table-cell table:formula="of:=([.H7]-[.H6])/[.H6]" office:value-type="float" office:value="0.2" calcext:value-type="float">
            <text:p>0.2</text:p>
          </table:table-cell>
          <table:table-cell table:formula="of:=SUM([.E7:.G7])" office:value-type="float" office:value="73" calcext:value-type="float">
            <text:p>73</text:p>
          </table:table-cell>
          <table:table-cell table:formula="of:=([.J7]-[.J6])/[.J6]" office:value-type="float" office:value="0.0138888888888889" calcext:value-type="float">
            <text:p>0.0138888889</text:p>
          </table:table-cell>
          <table:table-cell office:value-type="float" office:value="0.1411764706" calcext:value-type="float">
            <text:p>0.1411764706</text:p>
          </table:table-cell>
          <table:table-cell office:value-type="float" office:value="0.25" calcext:value-type="float">
            <text:p>0.25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0816326531" calcext:value-type="float">
            <text:p>0.0816326531</text:p>
          </table:table-cell>
          <table:table-cell office:value-type="float" office:value="85" calcext:value-type="float">
            <text:p>85</text:p>
          </table:table-cell>
          <table:table-cell table:formula="of:=([.P7]-[.P6])/[.P6]" office:value-type="float" office:value="0.0119047619047619" calcext:value-type="float">
            <text:p>0.01190476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R7:.W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Y7:.AD7])" office:value-type="float" office:value="2" calcext:value-type="float">
            <text:p>2</text:p>
          </table:table-cell>
          <table:table-cell table:formula="of:=[.AE7]-[.X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formula="of:=SUM([.B7:.D8])" office:value-type="float" office:value="24" calcext:value-type="float">
            <text:p>24</text:p>
          </table:table-cell>
          <table:table-cell table:formula="of:=([.H8]-[.H7])/[.H7]" office:value-type="float" office:value="0" calcext:value-type="float">
            <text:p>0</text:p>
          </table:table-cell>
          <table:table-cell table:formula="of:=SUM([.E8:.G8])" office:value-type="float" office:value="77" calcext:value-type="float">
            <text:p>77</text:p>
          </table:table-cell>
          <table:table-cell table:formula="of:=([.J8]-[.J7])/[.J7]" office:value-type="float" office:value="0.0547945205479452" calcext:value-type="float">
            <text:p>0.0547945205</text:p>
          </table:table-cell>
          <table:table-cell office:value-type="float" office:value="0.1348314607" calcext:value-type="float">
            <text:p>0.1348314607</text:p>
          </table:table-cell>
          <table:table-cell office:value-type="float" office:value="0.2307692308" calcext:value-type="float">
            <text:p>0.2307692308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0784313725" calcext:value-type="float">
            <text:p>0.0784313725</text:p>
          </table:table-cell>
          <table:table-cell office:value-type="float" office:value="89" calcext:value-type="float">
            <text:p>89</text:p>
          </table:table-cell>
          <table:table-cell table:formula="of:=([.P8]-[.P7])/[.P7]" office:value-type="float" office:value="0.0470588235294118" calcext:value-type="float">
            <text:p>0.047058823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R8:.W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Y8:.AD8])" office:value-type="float" office:value="5" calcext:value-type="float">
            <text:p>5</text:p>
          </table:table-cell>
          <table:table-cell table:formula="of:=[.AE8]-[.X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SUM([.B8:.D9])" office:value-type="float" office:value="24" calcext:value-type="float">
            <text:p>24</text:p>
          </table:table-cell>
          <table:table-cell table:formula="of:=([.H9]-[.H8])/[.H8]" office:value-type="float" office:value="0" calcext:value-type="float">
            <text:p>0</text:p>
          </table:table-cell>
          <table:table-cell table:formula="of:=SUM([.E9:.G9])" office:value-type="float" office:value="74" calcext:value-type="float">
            <text:p>74</text:p>
          </table:table-cell>
          <table:table-cell table:formula="of:=([.J9]-[.J8])/[.J8]" office:value-type="float" office:value="-0.038961038961039" calcext:value-type="float">
            <text:p>-0.038961039</text:p>
          </table:table-cell>
          <table:table-cell office:value-type="float" office:value="0.1395348837" calcext:value-type="float">
            <text:p>0.1395348837</text:p>
          </table:table-cell>
          <table:table-cell office:value-type="float" office:value="0.25" calcext:value-type="float">
            <text:p>0.25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0816326531" calcext:value-type="float">
            <text:p>0.0816326531</text:p>
          </table:table-cell>
          <table:table-cell office:value-type="float" office:value="86" calcext:value-type="float">
            <text:p>86</text:p>
          </table:table-cell>
          <table:table-cell table:formula="of:=([.P9]-[.P8])/[.P8]" office:value-type="float" office:value="-0.0337078651685393" calcext:value-type="float">
            <text:p>-0.0337078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R9:.W9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Y9:.AD9])" office:value-type="float" office:value="3" calcext:value-type="float">
            <text:p>3</text:p>
          </table:table-cell>
          <table:table-cell table:formula="of:=[.AE9]-[.X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SUM([.B9:.D10])" office:value-type="float" office:value="23" calcext:value-type="float">
            <text:p>23</text:p>
          </table:table-cell>
          <table:table-cell table:formula="of:=([.H10]-[.H9])/[.H9]" office:value-type="float" office:value="-0.0416666666666667" calcext:value-type="float">
            <text:p>-0.0416666667</text:p>
          </table:table-cell>
          <table:table-cell table:formula="of:=SUM([.E10:.G10])" office:value-type="float" office:value="70" calcext:value-type="float">
            <text:p>70</text:p>
          </table:table-cell>
          <table:table-cell table:formula="of:=([.J10]-[.J9])/[.J9]" office:value-type="float" office:value="-0.0540540540540541" calcext:value-type="float">
            <text:p>-0.0540540541</text:p>
          </table:table-cell>
          <table:table-cell office:value-type="float" office:value="0.1358024691" calcext:value-type="float">
            <text:p>0.1358024691</text:p>
          </table:table-cell>
          <table:table-cell office:value-type="float" office:value="0.1578947368" calcext:value-type="float">
            <text:p>0.1578947368</text:p>
          </table:table-cell>
          <table:table-cell office:value-type="float" office:value="0.2" calcext:value-type="float">
            <text:p>0.2</text:p>
          </table:table-cell>
          <table:table-cell office:value-type="float" office:value="0.1063829787" calcext:value-type="float">
            <text:p>0.1063829787</text:p>
          </table:table-cell>
          <table:table-cell office:value-type="float" office:value="81" calcext:value-type="float">
            <text:p>81</text:p>
          </table:table-cell>
          <table:table-cell table:formula="of:=([.P10]-[.P9])/[.P9]" office:value-type="float" office:value="-0.0581395348837209" calcext:value-type="float">
            <text:p>-0.05813953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R10:.W10])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Y10:.AD10])" office:value-type="float" office:value="4" calcext:value-type="float">
            <text:p>4</text:p>
          </table:table-cell>
          <table:table-cell table:formula="of:=[.AE10]-[.X9]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SUM([.B10:.D11])" office:value-type="float" office:value="25" calcext:value-type="float">
            <text:p>25</text:p>
          </table:table-cell>
          <table:table-cell table:formula="of:=([.H11]-[.H10])/[.H10]" office:value-type="float" office:value="0.0869565217391304" calcext:value-type="float">
            <text:p>0.0869565217</text:p>
          </table:table-cell>
          <table:table-cell table:formula="of:=SUM([.E11:.G11])" office:value-type="float" office:value="69" calcext:value-type="float">
            <text:p>69</text:p>
          </table:table-cell>
          <table:table-cell table:formula="of:=([.J11]-[.J10])/[.J10]" office:value-type="float" office:value="-0.0142857142857143" calcext:value-type="float">
            <text:p>-0.0142857143</text:p>
          </table:table-cell>
          <table:table-cell office:value-type="float" office:value="0.1686746988" calcext:value-type="float">
            <text:p>0.1686746988</text:p>
          </table:table-cell>
          <table:table-cell office:value-type="float" office:value="0.2777777778" calcext:value-type="float">
            <text:p>0.2777777778</text:p>
          </table:table-cell>
          <table:table-cell office:value-type="float" office:value="0.2352941176" calcext:value-type="float">
            <text:p>0.2352941176</text:p>
          </table:table-cell>
          <table:table-cell office:value-type="float" office:value="0.1041666667" calcext:value-type="float">
            <text:p>0.1041666667</text:p>
          </table:table-cell>
          <table:table-cell office:value-type="float" office:value="83" calcext:value-type="float">
            <text:p>83</text:p>
          </table:table-cell>
          <table:table-cell table:formula="of:=([.P11]-[.P10])/[.P10]" office:value-type="float" office:value="0.0246913580246914" calcext:value-type="float">
            <text:p>0.0246913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R11:.W11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Y11:.AD11])" office:value-type="float" office:value="7" calcext:value-type="float">
            <text:p>7</text:p>
          </table:table-cell>
          <table:table-cell table:formula="of:=[.AE11]-[.X10]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SUM([.B11:.D12])" office:value-type="float" office:value="28" calcext:value-type="float">
            <text:p>28</text:p>
          </table:table-cell>
          <table:table-cell table:formula="of:=([.H12]-[.H11])/[.H11]" office:value-type="float" office:value="0.12" calcext:value-type="float">
            <text:p>0.12</text:p>
          </table:table-cell>
          <table:table-cell table:formula="of:=SUM([.E12:.G12])" office:value-type="float" office:value="67" calcext:value-type="float">
            <text:p>67</text:p>
          </table:table-cell>
          <table:table-cell table:formula="of:=([.J12]-[.J11])/[.J11]" office:value-type="float" office:value="-0.0289855072463768" calcext:value-type="float">
            <text:p>-0.0289855072</text:p>
          </table:table-cell>
          <table:table-cell office:value-type="float" office:value="0.1728395062" calcext:value-type="float">
            <text:p>0.1728395062</text:p>
          </table:table-cell>
          <table:table-cell office:value-type="float" office:value="0.2631578947" calcext:value-type="float">
            <text:p>0.2631578947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1041666667" calcext:value-type="float">
            <text:p>0.1041666667</text:p>
          </table:table-cell>
          <table:table-cell office:value-type="float" office:value="81" calcext:value-type="float">
            <text:p>81</text:p>
          </table:table-cell>
          <table:table-cell table:formula="of:=([.P12]-[.P11])/[.P11]" office:value-type="float" office:value="-0.0240963855421687" calcext:value-type="float">
            <text:p>-0.0240963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R12:.W12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Y12:.AD12])" office:value-type="float" office:value="5" calcext:value-type="float">
            <text:p>5</text:p>
          </table:table-cell>
          <table:table-cell table:formula="of:=[.AE12]-[.X1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SUM([.B12:.D13])" office:value-type="float" office:value="32" calcext:value-type="float">
            <text:p>32</text:p>
          </table:table-cell>
          <table:table-cell table:formula="of:=([.H13]-[.H12])/[.H12]" office:value-type="float" office:value="0.142857142857143" calcext:value-type="float">
            <text:p>0.1428571429</text:p>
          </table:table-cell>
          <table:table-cell table:formula="of:=SUM([.E13:.G13])" office:value-type="float" office:value="64" calcext:value-type="float">
            <text:p>64</text:p>
          </table:table-cell>
          <table:table-cell table:formula="of:=([.J13]-[.J12])/[.J12]" office:value-type="float" office:value="-0.0447761194029851" calcext:value-type="float">
            <text:p>-0.0447761194</text:p>
          </table:table-cell>
          <table:table-cell office:value-type="float" office:value="0.2195121951" calcext:value-type="float">
            <text:p>0.219512195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1111111111" calcext:value-type="float">
            <text:p>0.1111111111</text:p>
          </table:table-cell>
          <table:table-cell office:value-type="float" office:value="82" calcext:value-type="float">
            <text:p>82</text:p>
          </table:table-cell>
          <table:table-cell table:formula="of:=([.P13]-[.P12])/[.P12]" office:value-type="float" office:value="0.0123456790123457" calcext:value-type="float">
            <text:p>0.0123456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R13:.W13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Y13:.AD13])" office:value-type="float" office:value="8" calcext:value-type="float">
            <text:p>8</text:p>
          </table:table-cell>
          <table:table-cell table:formula="of:=[.AE13]-[.X1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SUM([.B13:.D14])" office:value-type="float" office:value="37" calcext:value-type="float">
            <text:p>37</text:p>
          </table:table-cell>
          <table:table-cell table:formula="of:=([.H14]-[.H13])/[.H13]" office:value-type="float" office:value="0.15625" calcext:value-type="float">
            <text:p>0.15625</text:p>
          </table:table-cell>
          <table:table-cell table:formula="of:=SUM([.E14:.G14])" office:value-type="float" office:value="70" calcext:value-type="float">
            <text:p>70</text:p>
          </table:table-cell>
          <table:table-cell table:formula="of:=([.J14]-[.J13])/[.J13]" office:value-type="float" office:value="0.09375" calcext:value-type="float">
            <text:p>0.09375</text:p>
          </table:table-cell>
          <table:table-cell office:value-type="float" office:value="0.2134831461" calcext:value-type="float">
            <text:p>0.2134831461</text:p>
          </table:table-cell>
          <table:table-cell office:value-type="float" office:value="0.32" calcext:value-type="float">
            <text:p>0.32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1162790698" calcext:value-type="float">
            <text:p>0.1162790698</text:p>
          </table:table-cell>
          <table:table-cell office:value-type="float" office:value="89" calcext:value-type="float">
            <text:p>89</text:p>
          </table:table-cell>
          <table:table-cell table:formula="of:=([.P14]-[.P13])/[.P13]" office:value-type="float" office:value="0.0853658536585366" calcext:value-type="float">
            <text:p>0.085365853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R14:.W1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Y14:.AD14])" office:value-type="float" office:value="10" calcext:value-type="float">
            <text:p>10</text:p>
          </table:table-cell>
          <table:table-cell table:formula="of:=[.AE14]-[.X1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/00/0000</text:date>, <text:time style:data-style-name="N2" text:time-value="14:30:11.113476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1T14:33:53.348160375</dc:date>
    <meta:editing-duration>P1DT1H43M9S</meta:editing-duration>
    <meta:editing-cycles>6</meta:editing-cycles>
    <meta:generator>LibreOffice/5.1.6.2$Linux_X86_64 LibreOffice_project/10m0$Build-2</meta:generator>
    <meta:document-statistic meta:table-count="1" meta:cell-count="532" meta:object-count="0"/>
  </office:meta>
</office:document-meta>
</file>